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4.228cm" fo:padding-top="0.142cm" fo:padding-bottom="0.142cm" fo:padding-left="0.267cm" fo:padding-right="0.267cm" loext:decorative="false"/>
    </style:style>
    <style:style style:name="gr2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 loext:decorative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788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093cm" loext:decorative="false"/>
      <style:paragraph-properties style:writing-mode="lr-tb"/>
    </style:style>
    <style:style style:name="gr5" style:family="graphic" style:parent-style-name="objectwithoutfill">
      <style:graphic-properties svg:stroke-color="#000000" draw:marker-end="Arrowheads_20_7" draw:marker-end-width="0.3cm" draw:fill="none" draw:textarea-vertical-align="middle" loext:decorative="false"/>
    </style:style>
    <style:style style:name="gr6" style:family="graphic" style:parent-style-name="objectwithoutfill">
      <style:graphic-properties svg:stroke-width="0.035cm" svg:stroke-color="#000000" draw:marker-start-width="0.252cm" draw:marker-end="Arrowheads_20_8" draw:marker-end-width="0.352cm" draw:fill="none" draw:textarea-vertical-align="middle" fo:padding-top="0.142cm" fo:padding-bottom="0.142cm" fo:padding-left="0.267cm" fo:padding-right="0.267cm" loext:decorative="false"/>
    </style:style>
    <style:style style:name="gr7" style:family="graphic" style:parent-style-name="objectwithoutfill">
      <style:graphic-properties svg:stroke-color="#000000" draw:marker-end="Arrowheads_20_9" draw:marker-end-width="0.3cm" draw:fill="none" draw:textarea-vertical-align="middle" loext:decorative="false"/>
    </style:style>
    <style:style style:name="gr8" style:family="graphic" style:parent-style-name="objectwithoutfill">
      <style:graphic-properties svg:stroke-color="#000000" draw:marker-end="Arrowheads_20_10" draw:marker-end-width="0.3cm" draw:fill="none" draw:textarea-vertical-align="middle" loext:decorative="false"/>
    </style:style>
    <style:style style:name="gr9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1.304cm" fo:min-width="4.228cm" fo:padding-top="0.142cm" fo:padding-bottom="0.142cm" fo:padding-left="0.267cm" fo:padding-right="0.267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11" style:family="graphic" style:parent-style-name="objectwithoutfill">
      <style:graphic-properties svg:stroke-width="0.035cm" svg:stroke-color="#000000" draw:marker-start-width="0.252cm" draw:marker-end="Arrowheads_20_12" draw:marker-end-width="0.352cm" draw:fill="none" draw:textarea-vertical-align="middle" fo:padding-top="0.142cm" fo:padding-bottom="0.142cm" fo:padding-left="0.267cm" fo:padding-right="0.267cm" loext:decorative="false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4pt" style:font-size-asian="14pt" style:font-size-complex="14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4.762cm" svg:height="1.588cm" svg:x="7.585cm" svg:y="2.587cm">
          <draw:glue-point draw:id="4" svg:x="-2.826cm" svg:y="5cm"/>
          <draw:glue-point draw:id="5" svg:x="2.507cm" svg:y="5cm"/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7.585cm" svg:y1="3.222cm" svg:x2="12.347cm" svg:y2="3.222cm">
          <text:p/>
        </draw:line>
        <draw:line draw:style-name="gr2" draw:text-style-name="P2" draw:layer="layout" svg:x1="9.907cm" svg:y1="3.222cm" svg:x2="9.907cm" svg:y2="4.175cm">
          <text:p/>
        </draw:line>
        <draw:frame draw:style-name="gr3" draw:text-style-name="P3" draw:layer="layout" svg:width="2.288cm" svg:height="0.806cm" svg:x="7.637cm" svg:y="3.269cm">
          <draw:text-box>
            <text:p><text:span text:style-name="T1">leftChild</text:span></text:p>
          </draw:text-box>
        </draw:frame>
        <draw:frame draw:style-name="gr4" draw:text-style-name="P3" draw:layer="layout" svg:width="2.593cm" svg:height="0.806cm" svg:x="9.837cm" svg:y="3.269cm">
          <draw:text-box>
            <text:p><text:span text:style-name="T1">rightChild</text:span></text:p>
          </draw:text-box>
        </draw:frame>
        <draw:custom-shape draw:style-name="gr1" draw:text-style-name="P1" xml:id="id2" draw:id="id2" draw:layer="layout" svg:width="4.762cm" svg:height="1.588cm" svg:x="5.127cm" svg:y="5.127cm">
          <draw:glue-point draw:id="4" svg:x="-2.826cm" svg:y="5cm"/>
          <draw:glue-point draw:id="5" svg:x="2.507cm" svg:y="5cm"/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127cm" svg:y1="5.762cm" svg:x2="9.889cm" svg:y2="5.762cm">
          <text:p/>
        </draw:line>
        <draw:line draw:style-name="gr2" draw:text-style-name="P2" draw:layer="layout" svg:x1="7.449cm" svg:y1="5.762cm" svg:x2="7.449cm" svg:y2="6.715cm">
          <text:p/>
        </draw:line>
        <draw:frame draw:style-name="gr3" draw:text-style-name="P3" draw:layer="layout" svg:width="2.288cm" svg:height="0.806cm" svg:x="5.179cm" svg:y="5.809cm">
          <draw:text-box>
            <text:p><text:span text:style-name="T1">leftChild</text:span></text:p>
          </draw:text-box>
        </draw:frame>
        <draw:frame draw:style-name="gr4" draw:text-style-name="P3" draw:layer="layout" svg:width="2.593cm" svg:height="0.806cm" svg:x="7.379cm" svg:y="5.809cm">
          <draw:text-box>
            <text:p><text:span text:style-name="T1">rightChild</text:span></text:p>
          </draw:text-box>
        </draw:frame>
        <draw:custom-shape draw:style-name="gr1" draw:text-style-name="P1" xml:id="id3" draw:id="id3" draw:layer="layout" svg:width="4.762cm" svg:height="1.588cm" svg:x="12.747cm" svg:y="5.127cm">
          <draw:glue-point draw:id="4" svg:x="-2.826cm" svg:y="5cm"/>
          <draw:glue-point draw:id="5" svg:x="2.507cm" svg:y="5cm"/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47cm" svg:y1="5.762cm" svg:x2="17.509cm" svg:y2="5.762cm">
          <text:p/>
        </draw:line>
        <draw:line draw:style-name="gr2" draw:text-style-name="P2" draw:layer="layout" svg:x1="15.069cm" svg:y1="5.762cm" svg:x2="15.069cm" svg:y2="6.715cm">
          <text:p/>
        </draw:line>
        <draw:frame draw:style-name="gr3" draw:text-style-name="P3" draw:layer="layout" svg:width="2.288cm" svg:height="0.806cm" svg:x="12.799cm" svg:y="5.809cm">
          <draw:text-box>
            <text:p><text:span text:style-name="T1">leftChild</text:span></text:p>
          </draw:text-box>
        </draw:frame>
        <draw:frame draw:style-name="gr4" draw:text-style-name="P3" draw:layer="layout" svg:width="2.593cm" svg:height="0.806cm" svg:x="14.999cm" svg:y="5.809cm">
          <draw:text-box>
            <text:p><text:span text:style-name="T1">rightChild</text:span></text:p>
          </draw:text-box>
        </draw:frame>
        <draw:custom-shape draw:style-name="gr1" draw:text-style-name="P1" xml:id="id4" draw:id="id4" draw:layer="layout" svg:width="4.762cm" svg:height="1.588cm" svg:x="1.317cm" svg:y="7.667cm">
          <draw:glue-point draw:id="4" svg:x="-2.826cm" svg:y="5cm"/>
          <draw:glue-point draw:id="5" svg:x="2.507cm" svg:y="5cm"/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.317cm" svg:y1="8.302cm" svg:x2="6.079cm" svg:y2="8.302cm">
          <text:p/>
        </draw:line>
        <draw:line draw:style-name="gr2" draw:text-style-name="P2" draw:layer="layout" svg:x1="3.639cm" svg:y1="8.302cm" svg:x2="3.639cm" svg:y2="9.255cm">
          <text:p/>
        </draw:line>
        <draw:frame draw:style-name="gr3" draw:text-style-name="P3" draw:layer="layout" svg:width="2.288cm" svg:height="0.806cm" svg:x="1.369cm" svg:y="8.349cm">
          <draw:text-box>
            <text:p><text:span text:style-name="T1">leftChild</text:span></text:p>
          </draw:text-box>
        </draw:frame>
        <draw:frame draw:style-name="gr4" draw:text-style-name="P3" draw:layer="layout" svg:width="2.593cm" svg:height="0.806cm" svg:x="3.569cm" svg:y="8.349cm">
          <draw:text-box>
            <text:p><text:span text:style-name="T1">rightChild</text:span></text:p>
          </draw:text-box>
        </draw:frame>
        <draw:custom-shape draw:style-name="gr1" draw:text-style-name="P1" xml:id="id5" draw:id="id5" draw:layer="layout" svg:width="4.762cm" svg:height="1.588cm" svg:x="6.632cm" svg:y="7.667cm">
          <draw:glue-point draw:id="4" svg:x="-2.826cm" svg:y="5cm"/>
          <draw:glue-point draw:id="5" svg:x="2.507cm" svg:y="5cm"/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6.632cm" svg:y1="8.302cm" svg:x2="11.394cm" svg:y2="8.302cm">
          <text:p/>
        </draw:line>
        <draw:line draw:style-name="gr2" draw:text-style-name="P2" draw:layer="layout" svg:x1="8.954cm" svg:y1="8.302cm" svg:x2="8.954cm" svg:y2="9.255cm">
          <text:p/>
        </draw:line>
        <draw:frame draw:style-name="gr3" draw:text-style-name="P3" draw:layer="layout" svg:width="2.288cm" svg:height="0.806cm" svg:x="6.684cm" svg:y="8.349cm">
          <draw:text-box>
            <text:p><text:span text:style-name="T1">leftChild</text:span></text:p>
          </draw:text-box>
        </draw:frame>
        <draw:frame draw:style-name="gr4" draw:text-style-name="P3" draw:layer="layout" svg:width="2.593cm" svg:height="0.806cm" svg:x="8.884cm" svg:y="8.349cm">
          <draw:text-box>
            <text:p><text:span text:style-name="T1">rightChild</text:span></text:p>
          </draw:text-box>
        </draw:frame>
        <draw:connector draw:style-name="gr5" draw:text-style-name="P2" draw:layer="layout" draw:type="line" svg:x1="8.621cm" svg:y1="4.175cm" svg:x2="7.508cm" svg:y2="5.127cm" draw:start-shape="id1" draw:start-glue-point="4" draw:end-shape="id2" draw:end-glue-point="0" svg:d="M8621 4175l-1113 952" svg:viewBox="0 0 1114 953">
          <text:p/>
        </draw:connector>
        <draw:connector draw:style-name="gr6" draw:text-style-name="P2" draw:layer="layout" draw:type="line" svg:x1="11.159cm" svg:y1="4.175cm" svg:x2="15.128cm" svg:y2="5.127cm" draw:start-shape="id1" draw:start-glue-point="5" draw:end-shape="id3" draw:end-glue-point="0" svg:d="M11159 4175l3969 952" svg:viewBox="0 0 3970 953">
          <text:p/>
        </draw:connector>
        <draw:connector draw:style-name="gr7" draw:text-style-name="P2" draw:layer="layout" draw:type="line" svg:x1="6.163cm" svg:y1="6.715cm" svg:x2="3.698cm" svg:y2="7.667cm" draw:start-shape="id2" draw:start-glue-point="4" draw:end-shape="id4" draw:end-glue-point="0" svg:d="M6163 6715l-2465 952" svg:viewBox="0 0 2466 953">
          <text:p/>
        </draw:connector>
        <draw:connector draw:style-name="gr8" draw:text-style-name="P2" draw:layer="layout" draw:type="line" svg:x1="8.701cm" svg:y1="6.715cm" svg:x2="9.013cm" svg:y2="7.667cm" draw:start-shape="id2" draw:start-glue-point="5" draw:end-shape="id5" draw:end-glue-point="0" svg:d="M8701 6715l312 952" svg:viewBox="0 0 313 953">
          <text:p/>
        </draw:connector>
        <draw:custom-shape draw:style-name="gr9" draw:text-style-name="P1" draw:layer="layout" svg:width="4.762cm" svg:height="1.588cm" svg:x="12.739cm" svg:y="7.627cm">
          <draw:glue-point draw:id="4" svg:x="-2.826cm" svg:y="5cm"/>
          <draw:glue-point draw:id="5" svg:x="2.507cm" svg:y="5cm"/>
          <draw:glue-point draw:id="6" svg:x="-2.981cm" svg:y="-4.748cm"/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12.739cm" svg:y1="8.262cm" svg:x2="17.501cm" svg:y2="8.262cm">
          <text:p/>
        </draw:line>
        <draw:line draw:style-name="gr2" draw:text-style-name="P2" draw:layer="layout" svg:x1="15.061cm" svg:y1="8.262cm" svg:x2="15.061cm" svg:y2="9.215cm">
          <text:p/>
        </draw:line>
        <draw:frame draw:style-name="gr3" draw:text-style-name="P3" draw:layer="layout" svg:width="2.288cm" svg:height="0.806cm" svg:x="12.791cm" svg:y="8.309cm">
          <draw:text-box>
            <text:p><text:span text:style-name="T1">leftChild</text:span></text:p>
          </draw:text-box>
        </draw:frame>
        <draw:frame draw:style-name="gr4" draw:text-style-name="P3" draw:layer="layout" svg:width="2.593cm" svg:height="0.806cm" svg:x="14.991cm" svg:y="8.309cm">
          <draw:text-box>
            <text:p><text:span text:style-name="T1">rightChild</text:span></text:p>
          </draw:text-box>
        </draw:frame>
        <draw:frame draw:style-name="gr10" draw:text-style-name="P3" draw:layer="layout" svg:width="0.777cm" svg:height="0.806cm" svg:x="9.572cm" svg:y="2.47cm">
          <draw:text-box>
            <text:p text:style-name="P4"><text:span text:style-name="T1">a</text:span></text:p>
          </draw:text-box>
        </draw:frame>
        <draw:frame draw:style-name="gr10" draw:text-style-name="P3" draw:layer="layout" svg:width="0.777cm" svg:height="0.806cm" svg:x="7.032cm" svg:y="5.056cm">
          <draw:text-box>
            <text:p text:style-name="P4"><text:span text:style-name="T1">b</text:span></text:p>
          </draw:text-box>
        </draw:frame>
        <draw:frame draw:style-name="gr10" draw:text-style-name="P3" draw:layer="layout" svg:width="0.748cm" svg:height="0.806cm" svg:x="14.652cm" svg:y="5.027cm">
          <draw:text-box>
            <text:p text:style-name="P4"><text:span text:style-name="T1">c</text:span></text:p>
          </draw:text-box>
        </draw:frame>
        <draw:frame draw:style-name="gr10" draw:text-style-name="P3" draw:layer="layout" svg:width="0.777cm" svg:height="0.806cm" svg:x="3.222cm" svg:y="7.596cm">
          <draw:text-box>
            <text:p text:style-name="P4"><text:span text:style-name="T1">d</text:span></text:p>
          </draw:text-box>
        </draw:frame>
        <draw:frame draw:style-name="gr10" draw:text-style-name="P3" draw:layer="layout" svg:width="0.777cm" svg:height="0.806cm" svg:x="8.62cm" svg:y="7.596cm">
          <draw:text-box>
            <text:p text:style-name="P4"><text:span text:style-name="T1">e</text:span></text:p>
          </draw:text-box>
        </draw:frame>
        <draw:line draw:style-name="gr11" draw:text-style-name="P2" draw:layer="layout" svg:x1="13.9cm" svg:y1="6.715cm" svg:x2="13.9cm" svg:y2="7.667cm">
          <text:p/>
        </draw:line>
        <draw:frame draw:style-name="gr10" draw:text-style-name="P3" draw:layer="layout" svg:width="0.637cm" svg:height="0.806cm" svg:x="14.652cm" svg:y="7.496cm">
          <draw:text-box>
            <text:p text:style-name="P4"><text:span text:style-name="T1">f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mo" svg:font-family="Arimo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 SemiCondensed" svg:font-family="'Noto Sans Devanagari SemiCondensed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13" draw:display-name="Arrowheads 13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Arim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 SemiCondensed" style:font-family-complex="'Noto Sans Devanagari Semi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 David Eisenberg</meta:initial-creator>
    <meta:creation-date>2024-05-05T12:56:12.219795574</meta:creation-date>
    <dc:date>2024-05-05T13:11:43.936826774</dc:date>
    <dc:creator>J David Eisenberg</dc:creator>
    <meta:editing-duration>PT14M2S</meta:editing-duration>
    <meta:editing-cycles>5</meta:editing-cycles>
    <meta:generator>LibreOffice/24.2.2.2$Linux_X86_64 LibreOffice_project/420$Build-2</meta:generator>
    <meta:document-statistic meta:object-count="41"/>
  </office:meta>
</office:document-meta>
</file>